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579d1c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ff420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77216f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stroke="none" svg:stroke-color="#000000" draw:fill="none" draw:fill-color="#ffffff" fo:min-height="0.4cm"/>
    </style:style>
    <style:style style:name="gr9" style:family="graphic" style:parent-style-name="standard">
      <style:graphic-properties svg:stroke-color="#66ffff" draw:fill="solid"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00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4cm" svg:height="14.9cm" svg:x="13.65cm" svg:y="3.05cm">
          <text:p text:style-name="P1">BU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9cm" svg:x="2.3cm" svg:y="5.1cm">
          <text:p text:style-name="P1">CPU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9cm" svg:x="2.3cm" svg:y="9.1cm">
          <text:p text:style-name="P1">CPU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9cm" svg:x="2.3cm" svg:y="13.1cm">
          <text:p text:style-name="P1">CPU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cm" svg:height="2.7cm" svg:x="7.3cm" svg:y="5.2cm">
          <text:p text:style-name="P1">CACHE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cm" svg:height="2.7cm" svg:x="7.3cm" svg:y="9.2cm">
          <text:p text:style-name="P1">CACHE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cm" svg:height="2.7cm" svg:x="7.3cm" svg:y="13.2cm">
          <text:p text:style-name="P1">CACHE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2cm" svg:height="4.1cm" svg:x="20.3cm" svg:y="8.45cm">
          <text:p text:style-name="P1">RAM</text:p>
          <draw:enhanced-geometry svg:viewBox="0 0 21600 21600" draw:type="rectangle" draw:enhanced-path="M 0 0 L 21600 0 21600 21600 0 21600 0 0 Z N"/>
        </draw:custom-shape>
        <draw:line draw:style-name="gr5" draw:text-style-name="P2" draw:layer="controls" svg:x1="5.1cm" svg:y1="5.7cm" svg:x2="7.3cm" svg:y2="5.7cm">
          <text:p/>
        </draw:line>
        <draw:line draw:style-name="gr6" draw:text-style-name="P1" draw:layer="controls" svg:x1="7.3cm" svg:y1="7.4cm" svg:x2="5.1cm" svg:y2="7.4cm">
          <text:p/>
        </draw:line>
        <draw:frame draw:style-name="gr7" draw:text-style-name="P3" draw:layer="controls" svg:width="2.6cm" svg:height="0.649cm" svg:x="5cm" svg:y="5.1cm">
          <draw:text-box>
            <text:p text:style-name="P3"><text:span text:style-name="T1">(ctrl,ad,data)</text:span></text:p>
          </draw:text-box>
        </draw:frame>
        <draw:frame draw:style-name="gr7" draw:text-style-name="P3" draw:layer="controls" svg:width="2.6cm" svg:height="0.649cm" svg:x="5.4cm" svg:y="6.701cm">
          <draw:text-box>
            <text:p text:style-name="P3"><text:span text:style-name="T1">(data,gel)</text:span></text:p>
          </draw:text-box>
        </draw:frame>
        <draw:line draw:style-name="gr5" draw:text-style-name="P2" draw:layer="controls" svg:x1="5.1cm" svg:y1="9.775cm" svg:x2="7.3cm" svg:y2="9.775cm">
          <text:p/>
        </draw:line>
        <draw:line draw:style-name="gr6" draw:text-style-name="P1" draw:layer="controls" svg:x1="7.3cm" svg:y1="11.475cm" svg:x2="5.1cm" svg:y2="11.475cm">
          <text:p/>
        </draw:line>
        <draw:frame draw:style-name="gr7" draw:text-style-name="P3" draw:layer="controls" svg:width="2.6cm" svg:height="0.649cm" svg:x="5cm" svg:y="9.175cm">
          <draw:text-box>
            <text:p text:style-name="P3"><text:span text:style-name="T1">(ctrl,ad,data)</text:span></text:p>
          </draw:text-box>
        </draw:frame>
        <draw:frame draw:style-name="gr7" draw:text-style-name="P3" draw:layer="controls" svg:width="2.6cm" svg:height="0.649cm" svg:x="5.4cm" svg:y="10.776cm">
          <draw:text-box>
            <text:p text:style-name="P3"><text:span text:style-name="T1">(data,gel)</text:span></text:p>
          </draw:text-box>
        </draw:frame>
        <draw:line draw:style-name="gr5" draw:text-style-name="P2" draw:layer="controls" svg:x1="5.1cm" svg:y1="13.775cm" svg:x2="7.3cm" svg:y2="13.775cm">
          <text:p/>
        </draw:line>
        <draw:line draw:style-name="gr6" draw:text-style-name="P1" draw:layer="controls" svg:x1="7.3cm" svg:y1="15.475cm" svg:x2="5.1cm" svg:y2="15.475cm">
          <text:p/>
        </draw:line>
        <draw:frame draw:style-name="gr7" draw:text-style-name="P3" draw:layer="controls" svg:width="2.6cm" svg:height="0.649cm" svg:x="5cm" svg:y="13.175cm">
          <draw:text-box>
            <text:p text:style-name="P3"><text:span text:style-name="T1">(ctrl,ad,data)</text:span></text:p>
          </draw:text-box>
        </draw:frame>
        <draw:frame draw:style-name="gr7" draw:text-style-name="P3" draw:layer="controls" svg:width="2.6cm" svg:height="0.649cm" svg:x="5.4cm" svg:y="14.776cm">
          <draw:text-box>
            <text:p text:style-name="P3"><text:span text:style-name="T1">(data,gel)</text:span></text:p>
          </draw:text-box>
        </draw:frame>
        <draw:line draw:style-name="gr6" draw:text-style-name="P1" draw:layer="controls" svg:x1="10.2cm" svg:y1="7.1cm" svg:x2="13.6cm" svg:y2="7.1cm">
          <text:p/>
        </draw:line>
        <draw:line draw:style-name="gr6" draw:text-style-name="P1" draw:layer="controls" svg:x1="10.2cm" svg:y1="11.1cm" svg:x2="13.6cm" svg:y2="11.1cm">
          <text:p/>
        </draw:line>
        <draw:line draw:style-name="gr6" draw:text-style-name="P1" draw:layer="controls" svg:x1="10.2cm" svg:y1="15.1cm" svg:x2="13.6cm" svg:y2="15.1cm">
          <text:p/>
        </draw:line>
        <draw:frame draw:style-name="gr8" draw:text-style-name="P3" draw:layer="controls" svg:width="1.6cm" svg:height="0.65cm" svg:x="11.1cm" svg:y="6.5cm">
          <draw:text-box>
            <text:p text:style-name="P3"><text:span text:style-name="T1">b_in</text:span></text:p>
          </draw:text-box>
        </draw:frame>
        <draw:frame draw:style-name="gr8" draw:text-style-name="P3" draw:layer="controls" svg:width="1.6cm" svg:height="0.65cm" svg:x="11.1cm" svg:y="10.5cm">
          <draw:text-box>
            <text:p text:style-name="P3"><text:span text:style-name="T1">b_in</text:span></text:p>
          </draw:text-box>
        </draw:frame>
        <draw:frame draw:style-name="gr8" draw:text-style-name="P3" draw:layer="controls" svg:width="1.6cm" svg:height="0.65cm" svg:x="11.1cm" svg:y="14.5cm">
          <draw:text-box>
            <text:p text:style-name="P3"><text:span text:style-name="T1">b_in</text:span></text:p>
          </draw:text-box>
        </draw:frame>
        <draw:line draw:style-name="gr6" draw:text-style-name="P1" draw:layer="controls" svg:x1="20.3cm" svg:y1="10.6cm" svg:x2="16.1cm" svg:y2="10.6cm">
          <text:p/>
        </draw:line>
        <draw:frame draw:style-name="gr8" draw:text-style-name="P3" draw:layer="controls" svg:width="1.6cm" svg:height="0.65cm" svg:x="17.7cm" svg:y="10cm">
          <draw:text-box>
            <text:p text:style-name="P3"><text:span text:style-name="T1">b_in</text:span></text:p>
          </draw:text-box>
        </draw:frame>
        <draw:custom-shape draw:style-name="gr9" draw:text-style-name="P1" draw:layer="controls" svg:width="2.9cm" svg:height="2.4cm" svg:x="21.8cm" svg:y="17.6cm">
          <text:p text:style-name="P1">BCU</text:p>
          <draw:enhanced-geometry svg:viewBox="0 0 21600 21600" draw:type="rectangle" draw:enhanced-path="M 0 0 L 21600 0 21600 21600 0 21600 0 0 Z N"/>
        </draw:custom-shape>
        <draw:line draw:style-name="gr10" draw:text-style-name="P1" draw:layer="controls" svg:x1="21.8cm" svg:y1="19cm" svg:x2="9.4cm" svg:y2="19cm">
          <text:p/>
        </draw:line>
        <draw:line draw:style-name="gr10" draw:text-style-name="P1" draw:layer="controls" svg:x1="12.6cm" svg:y1="19cm" svg:x2="12.6cm" svg:y2="5.9cm">
          <text:p/>
        </draw:line>
        <draw:line draw:style-name="gr6" draw:text-style-name="P1" draw:layer="controls" svg:x1="12.6cm" svg:y1="5.9cm" svg:x2="10.2cm" svg:y2="5.9cm">
          <text:p/>
        </draw:line>
        <draw:line draw:style-name="gr6" draw:text-style-name="P1" draw:layer="controls" svg:x1="12.601cm" svg:y1="9.9cm" svg:x2="10.201cm" svg:y2="9.9cm">
          <text:p/>
        </draw:line>
        <draw:line draw:style-name="gr6" draw:text-style-name="P1" draw:layer="controls" svg:x1="12.601cm" svg:y1="13.9cm" svg:x2="10.201cm" svg:y2="13.9cm">
          <text:p/>
        </draw:line>
        <draw:line draw:style-name="gr10" draw:text-style-name="P1" draw:layer="controls" svg:x1="17cm" svg:y1="19cm" svg:x2="17cm" svg:y2="12cm">
          <text:p/>
        </draw:line>
        <draw:line draw:style-name="gr6" draw:text-style-name="P1" draw:layer="controls" svg:x1="14.7cm" svg:y1="19cm" svg:x2="14.7cm" svg:y2="17.9cm">
          <text:p/>
        </draw:line>
        <draw:line draw:style-name="gr6" draw:text-style-name="P1" draw:layer="controls" svg:x1="17cm" svg:y1="12cm" svg:x2="20.3cm" svg:y2="12cm">
          <text:p/>
        </draw:line>
        <draw:frame draw:style-name="gr8" draw:text-style-name="P3" draw:layer="controls" svg:width="2.1cm" svg:height="0.65cm" svg:x="19.1cm" svg:y="18.4cm">
          <draw:text-box>
            <text:p text:style-name="P3"><text:span text:style-name="T1">arb_gnt</text:span></text:p>
          </draw:text-box>
        </draw:frame>
        <draw:line draw:style-name="gr10" draw:text-style-name="P1" draw:layer="controls" svg:x1="9.5cm" svg:y1="1.8cm" svg:x2="22.5cm" svg:y2="1.8cm">
          <text:p/>
        </draw:line>
        <draw:line draw:style-name="gr6" draw:text-style-name="P1" draw:layer="controls" svg:x1="14.8cm" svg:y1="3.1cm" svg:x2="14.8cm" svg:y2="1.8cm">
          <text:p/>
        </draw:line>
        <draw:line draw:style-name="gr10" draw:text-style-name="P1" draw:layer="controls" svg:x1="17.1cm" svg:y1="1.8cm" svg:x2="17.1cm" svg:y2="9.3cm">
          <text:p/>
        </draw:line>
        <draw:line draw:style-name="gr10" draw:text-style-name="P1" draw:layer="controls" svg:x1="11.1cm" svg:y1="1.8cm" svg:x2="11.1cm" svg:y2="15.7cm">
          <text:p/>
        </draw:line>
        <draw:line draw:style-name="gr6" draw:text-style-name="P1" draw:layer="controls" svg:x1="11.1cm" svg:y1="7.7cm" svg:x2="10.2cm" svg:y2="7.7cm">
          <text:p/>
        </draw:line>
        <draw:line draw:style-name="gr6" draw:text-style-name="P1" draw:layer="controls" svg:x1="11.101cm" svg:y1="11.7cm" svg:x2="10.201cm" svg:y2="11.7cm">
          <text:p/>
        </draw:line>
        <draw:line draw:style-name="gr6" draw:text-style-name="P1" draw:layer="controls" svg:x1="11.101cm" svg:y1="15.7cm" svg:x2="10.201cm" svg:y2="15.7cm">
          <text:p/>
        </draw:line>
        <draw:line draw:style-name="gr6" draw:text-style-name="P1" draw:layer="controls" svg:x1="17.1cm" svg:y1="9.3cm" svg:x2="20.3cm" svg:y2="9.3cm">
          <text:p/>
        </draw:line>
        <draw:frame draw:style-name="gr8" draw:text-style-name="P3" draw:layer="controls" svg:width="1.6cm" svg:height="0.65cm" svg:x="14.1cm" svg:y="1.2cm">
          <draw:text-box>
            <text:p text:style-name="P3"><text:span text:style-name="T1">b_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dha </meta:initial-creator>
    <meta:creation-date>2015-04-18T00:31:00.227589484</meta:creation-date>
    <dc:date>2015-04-18T12:57:14.091470189</dc:date>
    <dc:creator>Redha </dc:creator>
    <meta:editing-duration>PT11H55M53S</meta:editing-duration>
    <meta:editing-cycles>1</meta:editing-cycles>
    <meta:document-statistic meta:object-count="47"/>
    <meta:generator>LibreOffice/4.2.7.2$Linux_X86_64 LibreOffice_project/420m0$Build-2</meta:generator>
  </office:meta>
</office:document-meta>
</file>